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cpuWsd" table:style-name="ta1">
        <table:shapes>
          <draw:frame draw:z-index="0" draw:style-name="gr1" draw:text-style-name="P1" svg:width="453.51pt" svg:height="255.09pt" svg:x="251.94pt" svg:y="27.69pt">
            <loext:p draw:notify-on-update-of-ranges="data_cpuWsd.C2:data_cpuWsd.C24 data_cpuWsd.A1:data_cpuWsd.A1 data_cpuWsd.A2:data_cpuWsd.A24 data_cpuWsd.D2:data_cpuWsd.D24 data_cpuWsd.D2:data_cpuWsd.D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ramsd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47.6555555555556" calcext:value-type="float">
            <text:p>47.6555555556</text:p>
          </table:table-cell>
          <table:table-cell office:value-type="float" office:value="0.304243492229665" calcext:value-type="float">
            <text:p>0.3042434922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0.152121746114833" calcext:value-type="float">
            <text:p>0.1521217461</text:p>
          </table:table-cell>
        </table:table-row>
        <table:table-row table:style-name="ro1">
          <table:table-cell office:value-type="float" office:value="47.662962962963" calcext:value-type="float">
            <text:p>47.662962963</text:p>
          </table:table-cell>
          <table:table-cell office:value-type="float" office:value="0.306529140474626" calcext:value-type="float">
            <text:p>0.3065291405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0.153264570237313" calcext:value-type="float">
            <text:p>0.1532645702</text:p>
          </table:table-cell>
        </table:table-row>
        <table:table-row table:style-name="ro1">
          <table:table-cell office:value-type="float" office:value="47.6666666666667" calcext:value-type="float">
            <text:p>47.6666666667</text:p>
          </table:table-cell>
          <table:table-cell office:value-type="float" office:value="0.307596138817417" calcext:value-type="float">
            <text:p>0.3075961388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0.153798069408709" calcext:value-type="float">
            <text:p>0.1537980694</text:p>
          </table:table-cell>
        </table:table-row>
        <table:table-row table:style-name="ro1">
          <table:table-cell office:value-type="float" office:value="47.6666666666667" calcext:value-type="float">
            <text:p>47.6666666667</text:p>
          </table:table-cell>
          <table:table-cell office:value-type="float" office:value="0.307596138817417" calcext:value-type="float">
            <text:p>0.3075961388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0.153798069408709" calcext:value-type="float">
            <text:p>0.1537980694</text:p>
          </table:table-cell>
        </table:table-row>
        <table:table-row table:style-name="ro1">
          <table:table-cell office:value-type="float" office:value="47.6703703703704" calcext:value-type="float">
            <text:p>47.6703703704</text:p>
          </table:table-cell>
          <table:table-cell office:value-type="float" office:value="0.299762489076851" calcext:value-type="float">
            <text:p>0.2997624891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0.149881244538426" calcext:value-type="float">
            <text:p>0.1498812445</text:p>
          </table:table-cell>
        </table:table-row>
        <table:table-row table:style-name="ro1">
          <table:table-cell office:value-type="float" office:value="47.6703703703704" calcext:value-type="float">
            <text:p>47.6703703704</text:p>
          </table:table-cell>
          <table:table-cell office:value-type="float" office:value="0.299762489076851" calcext:value-type="float">
            <text:p>0.2997624891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0.149881244538426" calcext:value-type="float">
            <text:p>0.1498812445</text:p>
          </table:table-cell>
        </table:table-row>
        <table:table-row table:style-name="ro1">
          <table:table-cell office:value-type="float" office:value="47.6703703703704" calcext:value-type="float">
            <text:p>47.6703703704</text:p>
          </table:table-cell>
          <table:table-cell office:value-type="float" office:value="0.299762489076851" calcext:value-type="float">
            <text:p>0.2997624891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0.149881244538426" calcext:value-type="float">
            <text:p>0.1498812445</text:p>
          </table:table-cell>
        </table:table-row>
        <table:table-row table:style-name="ro1">
          <table:table-cell office:value-type="float" office:value="47.6703703703704" calcext:value-type="float">
            <text:p>47.6703703704</text:p>
          </table:table-cell>
          <table:table-cell office:value-type="float" office:value="0.299762489076851" calcext:value-type="float">
            <text:p>0.2997624891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0.149881244538426" calcext:value-type="float">
            <text:p>0.1498812445</text:p>
          </table:table-cell>
        </table:table-row>
        <table:table-row table:style-name="ro1">
          <table:table-cell office:value-type="float" office:value="47.8333333333333" calcext:value-type="float">
            <text:p>47.8333333333</text:p>
          </table:table-cell>
          <table:table-cell office:value-type="float" office:value="0.292206460203425" calcext:value-type="float">
            <text:p>0.2922064602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0.146103230101712" calcext:value-type="float">
            <text:p>0.1461032301</text:p>
          </table:table-cell>
        </table:table-row>
        <table:table-row table:style-name="ro1">
          <table:table-cell office:value-type="float" office:value="50.9148148148148" calcext:value-type="float">
            <text:p>50.9148148148</text:p>
          </table:table-cell>
          <table:table-cell office:value-type="float" office:value="0.364484571482803" calcext:value-type="float">
            <text:p>0.3644845715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0.182242285741402" calcext:value-type="float">
            <text:p>0.1822422857</text:p>
          </table:table-cell>
        </table:table-row>
        <table:table-row table:style-name="ro1">
          <table:table-cell office:value-type="float" office:value="54.9333333333333" calcext:value-type="float">
            <text:p>54.9333333333</text:p>
          </table:table-cell>
          <table:table-cell office:value-type="float" office:value="0.636698213743855" calcext:value-type="float">
            <text:p>0.6366982137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0.318349106871928" calcext:value-type="float">
            <text:p>0.3183491069</text:p>
          </table:table-cell>
        </table:table-row>
        <table:table-row table:style-name="ro1">
          <table:table-cell office:value-type="float" office:value="58.3185185185185" calcext:value-type="float">
            <text:p>58.3185185185</text:p>
          </table:table-cell>
          <table:table-cell office:value-type="float" office:value="0.805766255969595" calcext:value-type="float">
            <text:p>0.805766256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0.402883127984798" calcext:value-type="float">
            <text:p>0.402883128</text:p>
          </table:table-cell>
        </table:table-row>
        <table:table-row table:style-name="ro1">
          <table:table-cell office:value-type="float" office:value="62.0481481481482" calcext:value-type="float">
            <text:p>62.0481481481</text:p>
          </table:table-cell>
          <table:table-cell office:value-type="float" office:value="0.859055998161474" calcext:value-type="float">
            <text:p>0.8590559982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0.429527999080737" calcext:value-type="float">
            <text:p>0.4295279991</text:p>
          </table:table-cell>
        </table:table-row>
        <table:table-row table:style-name="ro1">
          <table:table-cell office:value-type="float" office:value="66.2148148148148" calcext:value-type="float">
            <text:p>66.2148148148</text:p>
          </table:table-cell>
          <table:table-cell office:value-type="float" office:value="0.817925943470955" calcext:value-type="float">
            <text:p>0.8179259435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0.408962971735478" calcext:value-type="float">
            <text:p>0.4089629717</text:p>
          </table:table-cell>
        </table:table-row>
        <table:table-row table:style-name="ro1">
          <table:table-cell office:value-type="float" office:value="62.4481481481481" calcext:value-type="float">
            <text:p>62.4481481481</text:p>
          </table:table-cell>
          <table:table-cell office:value-type="float" office:value="7.9719397490086" calcext:value-type="float">
            <text:p>7.971939749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3.9859698745043" calcext:value-type="float">
            <text:p>3.9859698745</text:p>
          </table:table-cell>
        </table:table-row>
        <table:table-row table:style-name="ro1">
          <table:table-cell office:value-type="float" office:value="47.6888888888889" calcext:value-type="float">
            <text:p>47.6888888889</text:p>
          </table:table-cell>
          <table:table-cell office:value-type="float" office:value="0.281934707844172" calcext:value-type="float">
            <text:p>0.2819347078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0.140967353922086" calcext:value-type="float">
            <text:p>0.1409673539</text:p>
          </table:table-cell>
        </table:table-row>
        <table:table-row table:style-name="ro1">
          <table:table-cell office:value-type="float" office:value="47.6888888888889" calcext:value-type="float">
            <text:p>47.6888888889</text:p>
          </table:table-cell>
          <table:table-cell office:value-type="float" office:value="0.281934707844172" calcext:value-type="float">
            <text:p>0.2819347078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0.140967353922086" calcext:value-type="float">
            <text:p>0.1409673539</text:p>
          </table:table-cell>
        </table:table-row>
        <table:table-row table:style-name="ro1">
          <table:table-cell office:value-type="float" office:value="47.6888888888889" calcext:value-type="float">
            <text:p>47.6888888889</text:p>
          </table:table-cell>
          <table:table-cell office:value-type="float" office:value="0.281934707844172" calcext:value-type="float">
            <text:p>0.2819347078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0.140967353922086" calcext:value-type="float">
            <text:p>0.1409673539</text:p>
          </table:table-cell>
        </table:table-row>
        <table:table-row table:style-name="ro1">
          <table:table-cell office:value-type="float" office:value="47.6888888888889" calcext:value-type="float">
            <text:p>47.6888888889</text:p>
          </table:table-cell>
          <table:table-cell office:value-type="float" office:value="0.281934707844172" calcext:value-type="float">
            <text:p>0.2819347078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0.140967353922086" calcext:value-type="float">
            <text:p>0.1409673539</text:p>
          </table:table-cell>
        </table:table-row>
        <table:table-row table:style-name="ro1">
          <table:table-cell office:value-type="float" office:value="47.6888888888889" calcext:value-type="float">
            <text:p>47.6888888889</text:p>
          </table:table-cell>
          <table:table-cell office:value-type="float" office:value="0.281934707844172" calcext:value-type="float">
            <text:p>0.2819347078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0.140967353922086" calcext:value-type="float">
            <text:p>0.1409673539</text:p>
          </table:table-cell>
        </table:table-row>
        <table:table-row table:style-name="ro1">
          <table:table-cell office:value-type="float" office:value="47.6888888888889" calcext:value-type="float">
            <text:p>47.6888888889</text:p>
          </table:table-cell>
          <table:table-cell office:value-type="float" office:value="0.281934707844172" calcext:value-type="float">
            <text:p>0.2819347078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0.140967353922086" calcext:value-type="float">
            <text:p>0.1409673539</text:p>
          </table:table-cell>
        </table:table-row>
        <table:table-row table:style-name="ro1">
          <table:table-cell office:value-type="float" office:value="47.6851851851852" calcext:value-type="float">
            <text:p>47.6851851852</text:p>
          </table:table-cell>
          <table:table-cell office:value-type="float" office:value="0.289168175320579" calcext:value-type="float">
            <text:p>0.2891681753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0.14458408766029" calcext:value-type="float">
            <text:p>0.1445840877</text:p>
          </table:table-cell>
        </table:table-row>
        <table:table-row table:style-name="ro1">
          <table:table-cell office:value-type="float" office:value="47.6708333333333" calcext:value-type="float">
            <text:p>47.6708333333</text:p>
          </table:table-cell>
          <table:table-cell office:value-type="float" office:value="0.304287002203749" calcext:value-type="float">
            <text:p>0.3042870022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0.152143501101875" calcext:value-type="float">
            <text:p>0.1521435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5:31:16.828722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15:37:27.080622630</dc:date>
    <meta:editing-duration>PT15M20S</meta:editing-duration>
    <meta:editing-cycles>5</meta:editing-cycles>
    <meta:generator>LibreOffice/5.1.6.2$Linux_X86_64 LibreOffice_project/10m0$Build-2</meta:generator>
    <meta:document-statistic meta:table-count="1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error-category="cell-range" chart:error-upper-range="data_cpuWsd.D2:data_cpuWsd.D24" chart:error-lower-range="data_cpuWsd.D2:data_cpuWsd.D24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data_cpuWsd.D2:data_cpuWsd.D24" chart:error-lower-range="data_cpuWsd.D2:data_cpuWsd.D24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data_cpuWsd.D2:data_cpuWsd.D24" chart:error-lower-range="data_cpuWsd.D2:data_cpuWsd.D2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Consumo de RAM en Kubernetes</text:p>
        </chart:title>
        <chart:plot-area chart:style-name="ch3" table:cell-range-address="data_cpuWsd.C2:data_cpuWsd.C24 data_cpuWsd.A1:data_cpuWsd.A24" chart:data-source-has-labels="both" svg:x="1.248cm" svg:y="1.167cm" svg:width="14.348cm" svg:height="6.563cm">
          <chartooo:coordinate-region svg:x="1.869cm" svg:y="1.367cm" svg:width="13.54cm" svg:height="5.717cm"/>
          <chart:axis chart:dimension="x" chart:name="primary-x" chart:style-name="ch4" chartooo:axis-type="auto">
            <chartooo:date-scale/>
            <chart:title svg:x="6.857cm" svg:y="7.91cm" chart:style-name="ch5">
              <text:p>Tiempo en segundos</text:p>
            </chart:title>
            <chart:categories table:cell-range-address="data_cpuWsd.C2:data_cpuWsd.C24"/>
          </chart:axis>
          <chart:axis chart:dimension="y" chart:name="primary-y" chart:style-name="ch6">
            <chart:title svg:x="0.368cm" svg:y="5.828cm" chart:style-name="ch7">
              <text:p>Uso de RAM en %</text:p>
            </chart:title>
            <chart:grid chart:style-name="ch8" chart:class="major"/>
          </chart:axis>
          <chart:series chart:style-name="ch9" chart:values-cell-range-address="data_cpuWsd.A2:data_cpuWsd.A24" chart:label-cell-address="data_cpuWsd.A1:data_cpuWsd.A1" chart:class="chart:line">
            <chart:error-indicator chart:style-name="ch10" chart:dimension="y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  <draw:g>
                  <svg:desc>data_cpuWsd.A1:data_cpuWsd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cpuWsd.C2:data_cpuWsd.C24</svg:desc>
                </draw:g>
              </table:table-cell>
              <table:table-cell office:value-type="float" office:value="47.6555555555556">
                <text:p>47.6555555555556</text:p>
                <draw:g>
                  <svg:desc>data_cpuWsd.A2:data_cpuWsd.A24</svg:desc>
                </draw:g>
              </table:table-cell>
              <table:table-cell office:value-type="float" office:value="0.152121746114833">
                <text:p>0.152121746114833</text:p>
                <draw:g>
                  <svg:desc>data_cpuWsd.D2:data_cpuWsd.D24</svg:desc>
                </draw:g>
              </table:table-cell>
              <table:table-cell office:value-type="float" office:value="0.152121746114833">
                <text:p>0.152121746114833</text:p>
                <draw:g>
                  <svg:desc>data_cpuWsd.D2:data_cpuWsd.D2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7.662962962963">
                <text:p>47.662962962963</text:p>
              </table:table-cell>
              <table:table-cell office:value-type="float" office:value="0.153264570237313">
                <text:p>0.153264570237313</text:p>
              </table:table-cell>
              <table:table-cell office:value-type="float" office:value="0.153264570237313">
                <text:p>0.1532645702373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0.153798069408709">
                <text:p>0.153798069408709</text:p>
              </table:table-cell>
              <table:table-cell office:value-type="float" office:value="0.153798069408709">
                <text:p>0.15379806940870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0.153798069408709">
                <text:p>0.153798069408709</text:p>
              </table:table-cell>
              <table:table-cell office:value-type="float" office:value="0.153798069408709">
                <text:p>0.1537980694087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6703703703704">
                <text:p>47.6703703703704</text:p>
              </table:table-cell>
              <table:table-cell office:value-type="float" office:value="0.149881244538426">
                <text:p>0.149881244538426</text:p>
              </table:table-cell>
              <table:table-cell office:value-type="float" office:value="0.149881244538426">
                <text:p>0.14988124453842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7.6703703703704">
                <text:p>47.6703703703704</text:p>
              </table:table-cell>
              <table:table-cell office:value-type="float" office:value="0.149881244538426">
                <text:p>0.149881244538426</text:p>
              </table:table-cell>
              <table:table-cell office:value-type="float" office:value="0.149881244538426">
                <text:p>0.1498812445384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7.6703703703704">
                <text:p>47.6703703703704</text:p>
              </table:table-cell>
              <table:table-cell office:value-type="float" office:value="0.149881244538426">
                <text:p>0.149881244538426</text:p>
              </table:table-cell>
              <table:table-cell office:value-type="float" office:value="0.149881244538426">
                <text:p>0.14988124453842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7.6703703703704">
                <text:p>47.6703703703704</text:p>
              </table:table-cell>
              <table:table-cell office:value-type="float" office:value="0.149881244538426">
                <text:p>0.149881244538426</text:p>
              </table:table-cell>
              <table:table-cell office:value-type="float" office:value="0.149881244538426">
                <text:p>0.1498812445384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.8333333333333">
                <text:p>47.8333333333333</text:p>
              </table:table-cell>
              <table:table-cell office:value-type="float" office:value="0.146103230101712">
                <text:p>0.146103230101712</text:p>
              </table:table-cell>
              <table:table-cell office:value-type="float" office:value="0.146103230101712">
                <text:p>0.14610323010171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0.9148148148148">
                <text:p>50.9148148148148</text:p>
              </table:table-cell>
              <table:table-cell office:value-type="float" office:value="0.182242285741402">
                <text:p>0.182242285741402</text:p>
              </table:table-cell>
              <table:table-cell office:value-type="float" office:value="0.182242285741402">
                <text:p>0.1822422857414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.9333333333333">
                <text:p>54.9333333333333</text:p>
              </table:table-cell>
              <table:table-cell office:value-type="float" office:value="0.318349106871928">
                <text:p>0.318349106871928</text:p>
              </table:table-cell>
              <table:table-cell office:value-type="float" office:value="0.318349106871928">
                <text:p>0.31834910687192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8.3185185185185">
                <text:p>58.3185185185185</text:p>
              </table:table-cell>
              <table:table-cell office:value-type="float" office:value="0.402883127984798">
                <text:p>0.402883127984798</text:p>
              </table:table-cell>
              <table:table-cell office:value-type="float" office:value="0.402883127984798">
                <text:p>0.4028831279847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2.0481481481482">
                <text:p>62.0481481481482</text:p>
              </table:table-cell>
              <table:table-cell office:value-type="float" office:value="0.429527999080737">
                <text:p>0.429527999080737</text:p>
              </table:table-cell>
              <table:table-cell office:value-type="float" office:value="0.429527999080737">
                <text:p>0.42952799908073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66.2148148148148">
                <text:p>66.2148148148148</text:p>
              </table:table-cell>
              <table:table-cell office:value-type="float" office:value="0.408962971735478">
                <text:p>0.408962971735478</text:p>
              </table:table-cell>
              <table:table-cell office:value-type="float" office:value="0.408962971735478">
                <text:p>0.4089629717354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2.4481481481481">
                <text:p>62.4481481481481</text:p>
              </table:table-cell>
              <table:table-cell office:value-type="float" office:value="3.9859698745043">
                <text:p>3.9859698745043</text:p>
              </table:table-cell>
              <table:table-cell office:value-type="float" office:value="3.9859698745043">
                <text:p>3.985969874504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47.6888888888889">
                <text:p>47.6888888888889</text:p>
              </table:table-cell>
              <table:table-cell office:value-type="float" office:value="0.140967353922086">
                <text:p>0.140967353922086</text:p>
              </table:table-cell>
              <table:table-cell office:value-type="float" office:value="0.140967353922086">
                <text:p>0.140967353922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6888888888889">
                <text:p>47.6888888888889</text:p>
              </table:table-cell>
              <table:table-cell office:value-type="float" office:value="0.140967353922086">
                <text:p>0.140967353922086</text:p>
              </table:table-cell>
              <table:table-cell office:value-type="float" office:value="0.140967353922086">
                <text:p>0.140967353922086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7.6888888888889">
                <text:p>47.6888888888889</text:p>
              </table:table-cell>
              <table:table-cell office:value-type="float" office:value="0.140967353922086">
                <text:p>0.140967353922086</text:p>
              </table:table-cell>
              <table:table-cell office:value-type="float" office:value="0.140967353922086">
                <text:p>0.1409673539220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.6888888888889">
                <text:p>47.6888888888889</text:p>
              </table:table-cell>
              <table:table-cell office:value-type="float" office:value="0.140967353922086">
                <text:p>0.140967353922086</text:p>
              </table:table-cell>
              <table:table-cell office:value-type="float" office:value="0.140967353922086">
                <text:p>0.14096735392208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7.6888888888889">
                <text:p>47.6888888888889</text:p>
              </table:table-cell>
              <table:table-cell office:value-type="float" office:value="0.140967353922086">
                <text:p>0.140967353922086</text:p>
              </table:table-cell>
              <table:table-cell office:value-type="float" office:value="0.140967353922086">
                <text:p>0.1409673539220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6888888888889">
                <text:p>47.6888888888889</text:p>
              </table:table-cell>
              <table:table-cell office:value-type="float" office:value="0.140967353922086">
                <text:p>0.140967353922086</text:p>
              </table:table-cell>
              <table:table-cell office:value-type="float" office:value="0.140967353922086">
                <text:p>0.140967353922086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47.6851851851852">
                <text:p>47.6851851851852</text:p>
              </table:table-cell>
              <table:table-cell office:value-type="float" office:value="0.14458408766029">
                <text:p>0.14458408766029</text:p>
              </table:table-cell>
              <table:table-cell office:value-type="float" office:value="0.14458408766029">
                <text:p>0.144584087660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.6708333333333">
                <text:p>47.6708333333333</text:p>
              </table:table-cell>
              <table:table-cell office:value-type="float" office:value="0.152143501101875">
                <text:p>0.152143501101875</text:p>
              </table:table-cell>
              <table:table-cell office:value-type="float" office:value="0.152143501101875">
                <text:p>0.15214350110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